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11.24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532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false" fo:min-height="1.111cm" fo:min-width="0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heads_20_2" draw:marker-end-width="0.306cm" draw:fill="none" draw:fill-color="#ffd7d7" draw:textarea-vertical-align="middle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d7d7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b8bbe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222cm" svg:x="6.715cm" svg:y="10.843cm">
          <text:p text:style-name="P1"><text:span text:style-name="T1">Type: int</text:span></text:p>
          <text:p text:style-name="P1"><text:span text:style-name="T1">Valeur: 5</text:span></text:p>
          <text:p text:style-name="P1"><text:span text:style-name="T1">Identité: </text:span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748cm" svg:height="2.222cm" svg:x="6.397cm" svg:y="13.382cm">
          <text:p text:style-name="P1"><text:span text:style-name="T1">Type: float</text:span></text:p>
          <text:p text:style-name="P1"><text:span text:style-name="T1">Valeur: -3.2</text:span></text:p>
          <text:p text:style-name="P1"><text:span text:style-name="T1">Identité: </text:span><text:span text:style-name="T3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032cm" svg:height="2.222cm" svg:x="13.065cm" svg:y="10.842cm">
          <text:p text:style-name="P1"><text:span text:style-name="T1">Type: str</text:span></text:p>
          <text:p text:style-name="P1"><text:span text:style-name="T1">Valeur: “Bonjour”</text:span></text:p>
          <text:p text:style-name="P1"><text:span text:style-name="T1">Identité: </text:span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3.97cm" svg:height="1.463cm" svg:x="6.08cm" svg:y="9.255cm">
          <draw:text-box>
            <text:p text:style-name="P3"><text:span text:style-name="T4">Durée de vie de 3 objets différents lors de l’exécution d’un programme</text:span></text:p>
          </draw:text-box>
        </draw:frame>
        <draw:line draw:style-name="gr5" draw:text-style-name="P6" draw:layer="layout" svg:x1="6.397cm" svg:y1="16.24cm" svg:x2="19.097cm" svg:y2="16.24cm">
          <text:p text:style-name="P5"/>
          <text:p text:style-name="P5">Temps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7T17:55:37.317000000</dc:date>
    <dc:creator>Arnaud COUTURIER</dc:creator>
    <meta:editing-duration>PT22H19M16S</meta:editing-duration>
    <meta:editing-cycles>44</meta:editing-cycles>
    <meta:generator>LibreOffice/7.3.3.2$Windows_X86_64 LibreOffice_project/d1d0ea68f081ee2800a922cac8f79445e4603348</meta:generator>
    <meta:document-statistic meta:object-count="5"/>
  </office:meta>
</office:document-meta>
</file>